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_32_" style:display-name="2" style:family="table">
      <style:table-properties style:width="6.925in" table:align="margins"/>
    </style:style>
    <style:style style:name="_32_.A" style:display-name="2.A" style:family="table-column">
      <style:table-column-properties style:column-width="1.7313in" style:rel-column-width="16383*"/>
    </style:style>
    <style:style style:name="_32_.A1" style:display-name="2.A1" style:family="table-cell">
      <style:table-cell-properties fo:padding="0.0382in" fo:border-left="0.05pt solid #000000" fo:border-right="none" fo:border-top="0.05pt solid #000000" fo:border-bottom="0.05pt solid #000000"/>
    </style:style>
    <style:style style:name="_32_.D1" style:display-name="2.D1" style:family="table-cell">
      <style:table-cell-properties fo:padding="0.0382in" fo:border="0.05pt solid #000000"/>
    </style:style>
    <style:style style:name="_32_.A2" style:display-name="2.A2" style:family="table-cell">
      <style:table-cell-properties fo:padding="0.0382in" fo:border-left="0.05pt solid #000000" fo:border-right="none" fo:border-top="none" fo:border-bottom="0.05pt solid #000000"/>
    </style:style>
    <style:style style:name="_32_.D2" style:display-name="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nneth Brooks</text:p>
      <text:p text:style-name="Standard"/>
      <text:p text:style-name="Standard">Database Management</text:p>
      <text:p text:style-name="Standard"/>
      <text:p text:style-name="Standard">Normalization 1</text:p>
      <text:p text:style-name="Standard"/>
      <text:list xml:id="list1359253702" text:style-name="L1">
        <text:list-item>
          <text:p text:style-name="P1">This data is not atomic, some intersections contain more than one value</text:p>
        </text:list-item>
      </text:list>
      <table:table table:name="2" table:style-name="_32_">
        <table:table-column table:style-name="_32_.A" table:number-columns-repeated="4"/>
        <table:table-row>
          <table:table-cell table:style-name="_32_.A1" office:value-type="string">
            <text:p text:style-name="Table_20_Contents">PackID</text:p>
          </table:table-cell>
          <table:table-cell table:style-name="_32_.A1" office:value-type="string">
            <text:p text:style-name="Table_20_Contents">TagNum</text:p>
          </table:table-cell>
          <table:table-cell table:style-name="_32_.A1" office:value-type="string">
            <text:p text:style-name="Table_20_Contents">InstallDate</text:p>
          </table:table-cell>
          <table:table-cell table:style-name="_32_.D1" office:value-type="string">
            <text:p text:style-name="Table_20_Contents">SoftwareCost</text:p>
          </table:table-cell>
        </table:table-row>
        <table:table-row>
          <table:table-cell table:style-name="_32_.A2" office:value-type="string">
            <text:p text:style-name="Table_20_Contents">AC01</text:p>
          </table:table-cell>
          <table:table-cell table:style-name="_32_.A2" office:value-type="string">
            <text:p text:style-name="Table_20_Contents">32808</text:p>
          </table:table-cell>
          <table:table-cell table:style-name="_32_.A2" office:value-type="string">
            <text:p text:style-name="Table_20_Contents">09-13-1995</text:p>
          </table:table-cell>
          <table:table-cell table:style-name="_32_.D2" office:value-type="string">
            <text:p text:style-name="Table_20_Contents">745.95</text:p>
          </table:table-cell>
        </table:table-row>
        <table:table-row>
          <table:table-cell table:style-name="_32_.A2" office:value-type="string">
            <text:p text:style-name="Table_20_Contents">DB32</text:p>
          </table:table-cell>
          <table:table-cell table:style-name="_32_.A2" office:value-type="string">
            <text:p text:style-name="Table_20_Contents">32808</text:p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>DB32</text:p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>32808</text:p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  <table:table-row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A2" office:value-type="string">
            <text:p text:style-name="Table_20_Contents"/>
          </table:table-cell>
          <table:table-cell table:style-name="_32_.D2" office:value-type="string">
            <text:p text:style-name="Table_20_Contents"/>
          </table:table-cell>
        </table:table-row>
      </table:table>
      <text:list xml:id="list717750220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0:24:09</meta:creation-date>
    <dc:date>2014-11-03T00:49:18</dc:date>
    <meta:editing-duration>PT9M58S</meta:editing-duration>
    <meta:editing-cycles>1</meta:editing-cycles>
    <meta:document-statistic meta:table-count="1" meta:image-count="0" meta:object-count="0" meta:page-count="1" meta:paragraph-count="16" meta:word-count="31" meta:character-count="199" meta:non-whitespace-character-count="185"/>
    <meta:generator>LibreOffice/3.5$Linux_X86_64 LibreOffice_project/350m1$Build-2</meta:generator>
  </office:meta>
</office:document-meta>
</file>